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1"/>
    <style:style style:name="P3" style:family="paragraph" style:parent-style-name="List_20_Paragraph" style:list-style-name="WWNum3">
      <style:paragraph-properties fo:text-align="justify" style:justify-single-word="false"/>
    </style:style>
    <style:style style:name="P4" style:family="paragraph" style:parent-style-name="List_20_Paragraph" style:list-style-name="WWNum5">
      <style:paragraph-properties fo:text-align="justify" style:justify-single-word="false"/>
    </style:style>
    <style:style style:name="P5" style:family="paragraph" style:parent-style-name="List_20_Paragraph" style:list-style-name="WWNum3"/>
    <style:style style:name="P6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List_20_Paragraph">
      <style:paragraph-properties>
        <style:tab-stops>
          <style:tab-stop style:position="0.1563in"/>
          <style:tab-stop style:position="1.4272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List_20_Paragraph" style:list-style-name="WWNum5"/>
    <style:style style:name="P9" style:family="paragraph" style:parent-style-name="List_20_Paragraph" style:list-style-name="WWNum7">
      <style:paragraph-properties>
        <style:tab-stops>
          <style:tab-stop style:position="0.1563in"/>
          <style:tab-stop style:position="1.4272in"/>
        </style:tab-stops>
      </style:paragraph-properties>
    </style:style>
    <style:style style:name="P10" style:family="paragraph" style:parent-style-name="List_20_Paragraph">
      <style:paragraph-properties>
        <style:tab-stops>
          <style:tab-stop style:position="0.1563in"/>
          <style:tab-stop style:position="1.4272in"/>
        </style:tab-stops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style:border-line-width-bottom="0.0102in 0.0102in 0.0417in" fo:padding-left="0in" fo:padding-right="0in" fo:padding-top="0in" fo:padding-bottom="0.0138in" fo:border-left="none" fo:border-right="none" fo:border-top="none" fo:border-bottom="4.51pt double #000000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2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rsid="0019e057" officeooo:paragraph-rsid="0019e057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weight="normal" officeooo:rsid="0019e057" officeooo:paragraph-rsid="0019e057" style:font-weight-asian="normal" style:font-weight-complex="normal"/>
    </style:style>
    <style:style style:name="P24" style:family="paragraph" style:parent-style-name="Text_20_body" style:list-style-name="L1">
      <style:paragraph-properties fo:padding-left="0in" fo:padding-right="0in" fo:padding-top="0in" fo:padding-bottom="0.0138in" fo:border-left="none" fo:border-right="none" fo:border-top="none" fo:border-bottom="0.74pt solid #000000"/>
      <style:text-properties fo:font-variant="normal" fo:text-transform="none" fo:color="#272829" loext:opacity="100%" style:font-name="Open Sans" fo:font-size="12pt" fo:letter-spacing="normal" fo:font-style="normal" fo:font-weight="normal" officeooo:rsid="0019e057" officeooo:paragraph-rsid="0019e057" style:font-weight-asian="normal" style:font-weight-complex="normal"/>
    </style:style>
    <style:style style:name="T1" style:family="text"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none" style:font-size-asian="12pt" style:font-name-complex="Times New Roman1" style:font-size-complex="12pt"/>
    </style:style>
    <style:style style:name="T5" style:family="text">
      <style:text-properties fo:text-transform="uppercase"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MASUDI H MFAUME</text:span></text:p>
      <text:p text:style-name="Standard"><text:span text:style-name="T2">Address: </text:span><text:span text:style-name="T3">Daresalaam - Tanzania </text:span></text:p>
      <text:p text:style-name="Standard"><text:span text:style-name="T2">Mobile:</text:span><text:span text:style-name="T3"> +255 656 255 809, +255 620 711 848</text:span></text:p>
      <text:p text:style-name="P12"><text:span text:style-name="T2">Email:</text:span><text:span text:style-name="T3"> </text:span><text:a xlink:type="simple" xlink:href="mailto:masudihmfaume@gmail.com" text:style-name="Internet_20_link" text:visited-style-name="Visited_20_Internet_20_Link"><text:span text:style-name="Internet_20_link"><text:span text:style-name="T4">masudihmfaume@gmail.com</text:span></text:span></text:a></text:p>
      <text:p text:style-name="P13"/>
      <text:p text:style-name="P17"><text:span text:style-name="T5">Summary</text:span></text:p>
      <text:p text:style-name="Standard"><text:span text:style-name="T3">Software and Web Developer. Web developer specializing in front-end development. Experienced with all stages of the development cycle for dynamic web projects. Well versed in Visual Basic (Programming Environment),</text:span><text:bookmark text:name="_GoBack"/><text:span text:style-name="T3"> programming languages including Java OOP (Object Oriented Programming), Python, PHP, MySQL, HTML, and CSS. <text:s/></text:span></text:p>
      <text:p text:style-name="P15"/>
      <text:p text:style-name="P18"><text:span text:style-name="T5">Career</text:span></text:p>
      <text:p text:style-name="P22"><text:span text:style-name="T2">2022</text:span></text:p>
      <text:p text:style-name="P22"><text:span text:style-name="T2">System developer- Field Practical Training</text:span></text:p>
      <text:p text:style-name="P23">Contributor of system development in program indicator disaggregator.</text:p>
      <text:list xml:id="list2312338853" text:style-name="L1">
        <text:list-item>
          <text:p text:style-name="P24">Extending disaggregation by using DHIS2 variables and constants</text:p>
        </text:list-item>
        <text:list-item>
          <text:p text:style-name="P24">Extending disaggregation by more operators and ranges</text:p>
        </text:list-item>
        <text:list-item>
          <text:p text:style-name="P24">Addition of program indicator dictionary</text:p>
        </text:list-item>
        <text:list-item>
          <text:p text:style-name="P24">Compound disaggregation by using multiple variables, constants, data elements and/or attributes</text:p>
        </text:list-item>
      </text:list>
      <text:p text:style-name="P23"/>
      <text:p text:style-name="P17"><text:span text:style-name="T2">2020 – 2021</text:span></text:p>
      <text:p text:style-name="P17"><text:span text:style-name="T2">System developer – Project Work <text:s text:c="4"/>Online Graduate Clearance System</text:span></text:p>
      <text:p text:style-name="P17"><text:span text:style-name="T3">Identifying areas for modification in existing programs and subsequently developing these modifications. Writing and implementing efficient code.</text:span></text:p>
      <text:p text:style-name="P13"/>
      <text:p text:style-name="P17"><text:span text:style-name="T2">2019 – 2020 </text:span></text:p>
      <text:p text:style-name="P17"><text:span text:style-name="T2">System Developer – Field Practical Training <text:s text:c="4"/>IFM <text:s text:c="4"/>Project</text:span></text:p>
      <text:p text:style-name="P17"><text:span text:style-name="T3">Designing and implementing information system management. Testing and evaluating management system. Writing and implementing efficient code. </text:span></text:p>
      <text:p text:style-name="P16"/>
      <text:p text:style-name="P17"><text:span text:style-name="T2">2018 – 2019 </text:span></text:p>
      <text:p text:style-name="P17"><text:span text:style-name="T2">Web developer – Practical Training <text:s text:c="4"/>IFM <text:s text:c="4"/>Project</text:span></text:p>
      <text:p text:style-name="P17"><text:span text:style-name="T3">Designing and developing website. Writing and implementing efficient code.</text:span></text:p>
      <text:p text:style-name="P13"><text:soft-page-break/></text:p>
      <text:p text:style-name="P17"><text:span text:style-name="T5">AcadEMIC</text:span></text:p>
      <text:p text:style-name="Standard"><text:span text:style-name="T2">2019 – 2021</text:span></text:p>
      <text:p text:style-name="Standard"><text:span text:style-name="T2">Ordinary Diploma in Computer Science <text:s text:c="4"/>Institute of Finance Management (IFM) </text:span></text:p>
      <text:list xml:id="list397647858" text:style-name="WWNum2">
        <text:list-item>
          <text:p text:style-name="P1"><text:span text:style-name="T3">Upper Second Class</text:span></text:p>
        </text:list-item>
      </text:list>
      <text:p text:style-name="Standard"><text:span text:style-name="T2">Relevant Modules:</text:span></text:p>
      <text:list xml:id="list688504470" text:style-name="WWNum1">
        <text:list-item>
          <text:p text:style-name="P2"><text:span text:style-name="T3">Fundamentals of Website Design (84%)</text:span></text:p>
        </text:list-item>
        <text:list-item>
          <text:p text:style-name="P2"><text:span text:style-name="T3">Object Oriented Programming (86%)</text:span></text:p>
        </text:list-item>
        <text:list-item>
          <text:p text:style-name="P2"><text:span text:style-name="T3">Event-Driven Programming (74%)</text:span></text:p>
        </text:list-item>
        <text:list-item>
          <text:p text:style-name="P2"><text:span text:style-name="T3">Fundamentals of Database Management (92%)</text:span></text:p>
        </text:list-item>
        <text:list-item>
          <text:p text:style-name="P2"><text:span text:style-name="T3">Fundamental of Computer Network (78%)</text:span></text:p>
        </text:list-item>
      </text:list>
      <text:p text:style-name="P19"><text:span text:style-name="T2">2018 – 2019</text:span></text:p>
      <text:p text:style-name="P19"><text:span text:style-name="T2">Basic Technician Certificate in Computing and Information Technology <text:s text:c="4"/>Institute of Finance Management (IFM)</text:span></text:p>
      <text:list xml:id="list4075621467" text:style-name="WWNum3">
        <text:list-item>
          <text:p text:style-name="P3"><text:span text:style-name="T3">Pass</text:span></text:p>
        </text:list-item>
      </text:list>
      <text:p text:style-name="P19"><text:span text:style-name="T2">2013 – 2016 <text:s text:c="9"/>Mikumi Secondary School</text:span></text:p>
      <text:p text:style-name="P19"><text:span text:style-name="T2">2006 – 2012 <text:s text:c="9"/>Mikumi Primary School</text:span></text:p>
      <text:p text:style-name="P14"/>
      <text:p text:style-name="P20"><text:span text:style-name="T2">SKILLS</text:span></text:p>
      <text:list xml:id="list161737446987965" text:continue-numbering="true" text:style-name="WWNum3">
        <text:list-item>
          <text:p text:style-name="P5"><text:span text:style-name="T3">Computer application and web development.</text:span></text:p>
        </text:list-item>
        <text:list-item>
          <text:p text:style-name="P5"><text:span text:style-name="T3">Driving skills.</text:span></text:p>
        </text:list-item>
      </text:list>
      <text:p text:style-name="P6"/>
      <text:p text:style-name="P17"><text:span text:style-name="T5">Certifications</text:span></text:p>
      <text:list xml:id="list2875646362" text:style-name="WWNum5">
        <text:list-item>
          <text:p text:style-name="P8"><text:span text:style-name="T2">Programming Languages courses </text:span><text:span text:style-name="T3">Python,</text:span><text:span text:style-name="T2"> </text:span><text:span text:style-name="T3">PHP, JavaScript, SQL: Sololearn</text:span></text:p>
        </text:list-item>
        <text:list-item>
          <text:p text:style-name="P8"><text:span text:style-name="T2">Web Development tools: </text:span><text:span text:style-name="T3">HTML, and CSS: Sololearn</text:span></text:p>
        </text:list-item>
        <text:list-item>
          <text:p text:style-name="P4"><text:span text:style-name="T2">Responsive Web Design course</text:span><text:span text:style-name="T3">: Sololearn</text:span></text:p>
        </text:list-item>
        <text:list-item>
          <text:p text:style-name="P4"><text:span text:style-name="T2">Coding for Marketers course</text:span><text:span text:style-name="T3">: Solole</text:span>arn</text:p>
        </text:list-item>
      </text:list>
      <text:p text:style-name="P21"/>
      <text:p text:style-name="P20"><text:span text:style-name="T2">REFERENCES</text:span></text:p>
      <text:list xml:id="list576474550" text:style-name="WWNum7">
        <text:list-item>
          <text:p text:style-name="P9"><text:span text:style-name="T3">Dr. Faraja Igira, Dean, FCIM (Faculty of Computing, Information System, and Mathematics).</text:span></text:p>
        </text:list-item>
      </text:list>
      <text:p text:style-name="P10"><text:span text:style-name="T3">Email: </text:span><text:a xlink:type="simple" xlink:href="mailto:farajaigira@ifm.ac.tz" text:style-name="Internet_20_link" text:visited-style-name="Visited_20_Internet_20_Link"><text:span text:style-name="Internet_20_link"><text:span text:style-name="T3">farajaigira@ifm.ac.tz</text:span></text:span></text:a></text:p>
      <text:p text:style-name="P7"/>
      <text:list xml:id="list161738660835151" text:continue-numbering="true" text:style-name="WWNum7">
        <text:list-item>
          <text:p text:style-name="P9"><text:span text:style-name="T3">Dr. Msury Mahunnah, Head, Computer Science Department IFM.</text:span></text:p>
        </text:list-item>
      </text:list>
      <text:p text:style-name="P10"><text:span text:style-name="T3">Email: </text:span><text:a xlink:type="simple" xlink:href="mailto:msury.mahunnah@ifm.ac.tz" text:style-name="Internet_20_link" text:visited-style-name="Visited_20_Internet_20_Link"><text:span text:style-name="Internet_20_link"><text:span text:style-name="T3">msury.mahunnah@ifm.ac.tz</text:span></text:span></text:a></text:p>
      <text:p text:style-name="P7"/>
      <text:list xml:id="list161738555057817" text:continue-numbering="true" text:style-name="WWNum7">
        <text:list-item>
          <text:p text:style-name="P9"><text:span text:style-name="T3">Dr. Zanifa Omary, Lecturer, FCIM (Faculty of Computing, Information System, and Mathematics).</text:span></text:p>
        </text:list-item>
      </text:list>
      <text:p text:style-name="P10"><text:span text:style-name="T3">Email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272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272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272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27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272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272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9272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4272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927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39</meta:editing-cycles>
    <meta:creation-date>2021-08-15T18:13:00</meta:creation-date>
    <dc:date>2022-09-30T16:17:14.966112102</dc:date>
    <meta:editing-duration>PT5H25M34S</meta:editing-duration>
    <meta:generator>LibreOffice/7.3.5.2$Linux_X86_64 LibreOffice_project/30$Build-2</meta:generator>
    <meta:document-statistic meta:table-count="0" meta:image-count="0" meta:object-count="0" meta:page-count="2" meta:paragraph-count="53" meta:word-count="335" meta:character-count="2526" meta:non-whitespace-character-count="2200"/>
    <meta:user-defined meta:name="AppVersion">15.0000</meta:user-defined>
    <meta:template xlink:type="simple" xlink:actuate="onRequest" xlink:title="Normal" xlink:href=""/>
  </office:meta>
</office:document-meta>
</file>